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text-align="justify"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text-align="justify"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list-style-name="L1">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ho Says Chickens Can't Fly – Design Document</text:p>
      <text:p text:style-name="P3">Codename Project J-Type</text:p>
      <text:p text:style-name="P1"/>
      <text:p text:style-name="P1">Written By Jonathan Livingstone</text:p>
      <text:p text:style-name="P2"/>
      <text:p text:style-name="P4"/>
      <text:p text:style-name="P4"/>
      <text:p text:style-name="P4"/>
      <text:p text:style-name="P4"/>
      <text:p text:style-name="P4"/>
      <text:p text:style-name="P8">Introduction</text:p>
      <text:p text:style-name="P4"/>
      <text:p text:style-name="P4"/>
      <text:p text:style-name="P5">Challenge</text:p>
      <text:p text:style-name="P4">The majority of the gamepaly will be about challenging the player with very difficult gameplay and precision controls. The game is about inches, not miles. Features frequent checkpoints, the game will be about players making it <text:span text:style-name="T1">a little further </text:span>to get by the challenges. These will be a mix of doging/shooting enemies, as well as doding the terrain. The story will reflect this challenge, and will be a story about <text:span text:style-name="T1">Determination Through Impossible Odss</text:span> and <text:span text:style-name="T1">Never Giving Up</text:span>. The game's difficulty is meant to rewards players for determination, and make them feel good about winning, rather than some modern games which hold the player's hand throughout. We want the player to discover how to do these difficult missions themselves, and feel smart about both figuring it out <text:span text:style-name="T1">and</text:span> being able to actually do it.</text:p>
      <text:p text:style-name="P4"/>
      <text:p text:style-name="P5">No <text:span text:style-name="T1">Powerups</text:span></text:p>
      <text:p text:style-name="P4">The player will only be able to dodge and shot, and cannot <text:span text:style-name="T1">Level Up</text:span> or gain <text:span text:style-name="T1">Powerups</text:span>, the chicken, at least mechanically, stays the same at the start as he is at the end. The idea behind the lack of <text:span text:style-name="T1">Powerups</text:span> was we wanted the player to grow while playing the game, discover something about themselves, rather than simple keep <text:span text:style-name="T1">grinding</text:span> through until they're done.</text:p>
      <text:p text:style-name="P4"/>
      <text:p text:style-name="P4"/>
      <text:p text:style-name="P4"/>
      <text:p text:style-name="P4"/>
      <text:p text:style-name="P4"/>
      <text:p text:style-name="P4"/>
      <text:p text:style-name="P8">Common Questions</text:p>
      <text:p text:style-name="P5"/>
      <text:p text:style-name="P5">What is the Game?</text:p>
      <text:p text:style-name="P4">The game is an <text:span text:style-name="T1">Old-School</text:span>, Side-Scrolling Shooter (or<text:span text:style-name="T1"> Shoot 'em Up</text:span>). It stars a Chicken, Charlie the Chicken, on a quest to save his <text:span text:style-name="T1">Princess</text:span> from a Wolf that wants to eat her. Inspired by Retro games, like <text:span text:style-name="T1">Super Mario World</text:span> and <text:span text:style-name="T1">R-Type</text:span>, the game retains the high difficult of these games. However, the game takes some design phylosphies of more modern games, like <text:span text:style-name="T1">Super Meat Boy</text:span> and <text:span text:style-name="T1">Angry Videogame Nerd</text:span>, by having infinite lives, as well as frequent checkpoints. The player can keep trying to do something as much as they want, and since the game frequently autosaves, they don't have to worry about saving and doing bits they've already done again.</text:p>
      <text:p text:style-name="P4"/>
      <text:p text:style-name="P5">Why create this Game?</text:p>
      <text:p text:style-name="P4">The game was originally a tech. demo, so I could familiarize myself with SFML (which I'd never used). That tech. demo became a scrolling shoot, and I wanted to try making a in-game Level Editor (again, which I'd never done). That progressed, and eventually I found myself making a Scrolling Shooter for Unversity 2014. It was sugested by Lauren Martin to have the main character as a <text:soft-page-break/>chicken, and the whole design started there.</text:p>
      <text:p text:style-name="P4"/>
      <text:p text:style-name="P5">Where Does the Game take Place?</text:p>
      <text:p text:style-name="P4">The game takes place in a fictional, anthropamorphised world.</text:p>
      <text:p text:style-name="P4"/>
      <text:p text:style-name="P5">What Do I Play As?</text:p>
      <text:p text:style-name="P4">You play as a chicken, subverting the idea that <text:span text:style-name="T1">Chickens Can't Fly</text:span>. Flying a Bi-Plane, you msut travel through many levels and worlds to save your princess.</text:p>
      <text:p text:style-name="P4"/>
      <text:p text:style-name="P4"/>
      <text:p text:style-name="P4"/>
      <text:p text:style-name="P4"/>
      <text:p text:style-name="P4"/>
      <text:p text:style-name="P8">Game Concept</text:p>
      <text:p text:style-name="P8"/>
      <text:p text:style-name="P9">Controls</text:p>
      <text:p text:style-name="P11">The gameplay is kept very basic, as we believe more complex, and interesting, Level-Design makes for better games, while complex gameplay can makes games much harder to play. The player controls the Chicken with the arrow keys, and uses the spacebar to shoot... that's it.</text:p>
      <text:p text:style-name="P11"/>
      <text:p text:style-name="P9">Goals</text:p>
      <text:p text:style-name="P9"><text:span text:style-name="T3">The goal for each level is to make it to the end, which is marked by something </text:span><text:span text:style-name="T2">(undecided right now</text:span><text:span text:style-name="T3">). Each level is designed in </text:span><text:span text:style-name="T2">waves</text:span><text:span text:style-name="T3">, with there being an obstical, which could be a squadren of enemies or blocks, which the player must make it past. Once past, there will be a small empty zone, where the autosave and checkpoints will kick in, then another </text:span><text:span text:style-name="T2">wave</text:span><text:span text:style-name="T3">. If the player died during a </text:span><text:span text:style-name="T2">wave</text:span><text:span text:style-name="T3">, then they are sent back to the previous checkpoint, with no other pentalty. They are free to keep trying as much as they want.</text:span></text:p>
      <text:p text:style-name="P9"><text:span text:style-name="T3"/></text:p>
      <text:p text:style-name="P10">Enemies</text:p>
      <text:p text:style-name="P12">The enemies in the game all have a unique look, and attack pattern. Some fly up and down to block he player, some shoot the player, and some try to kamakazi the player! Each enemies is killed with a hit from just one bullet (which could be a teammate), meaning they are all fairly easy. It also means the player doesn't have to try and keep track of how many times he's hit the enemy (which could throw them off for the wrong reasons, overcomplication). Another idea was to have enemies have healthbars, but this would clutter the screen, again loading to overcomplications.</text:p>
      <text:p text:style-name="P12"/>
      <text:p text:style-name="P12"/>
      <text:p text:style-name="P12"/>
      <text:p text:style-name="P7">Rendering</text:p>
      <text:p text:style-name="P6"/>
      <text:p text:style-name="P10">Overview</text:p>
      <text:p text:style-name="P12">The game is rendering at a Low-Level using OpenGL, but at a higher level it uses SFML, and ontop of that it uses my own custom rendering engine.</text:p>
      <text:p text:style-name="P12"/>
      <text:p text:style-name="P12">The game is completely 2D, with the only <text:span text:style-name="T1">Pseudo 3D </text:span>part being the depth. Objects with a lower depth (like 0) are rendered behind objects with a higher depth (like 10). This is done by having the renderer store a second pointer to each object, but arranging them by depth (normally they're arranged by type). The renderer then draws objects with a depth of 0 first, then 1, then 2 and so it. This goes on until the object with the highest depth is drawn, then the renderer <text:span text:style-name="T1">pushes</text:span> all this out to the screen.</text:p>
      <text:p text:style-name="P12"/>
      <text:p text:style-name="P12">Objects are stores as .png Sprite Sheets. Every frame an object, like say the Player, must have is on <text:soft-page-break/>this Sprite Sheet. By moving the Texture Coordinates, the Engine moves up the sprite sheet, only rendering one frame of the sprite sheet at a time. The frames within an animation are directly plugged into the Entity, eg. Frames 1 to 7 could be normal flying, frames 8 to 12 could be flying up etc.</text:p>
      <text:p text:style-name="P12"/>
      <text:p text:style-name="P12"/>
      <text:p text:style-name="P12"/>
      <text:p text:style-name="P12"/>
      <text:p text:style-name="P7">Camera</text:p>
      <text:p text:style-name="P10"/>
      <text:p text:style-name="P10">Overview</text:p>
      <text:list xml:id="list5881758048655673278" text:style-name="L1">
        <text:list-item>
          <text:p text:style-name="P13">The camera is quite simple. It constantly scrolls to the right, and can be sped up, or slowed down, by using the <text:span text:style-name="T1">z </text:span>and <text:span text:style-name="T1">x</text:span> buttons, respectively.</text:p>
        </text:list-item>
        <text:list-item>
          <text:p text:style-name="P13">The player is locked onto the camera, and cannot flying in front, behind, above, or below it.</text:p>
        </text:list-item>
        <text:list-item>
          <text:p text:style-name="P13">Any bullets which are not onscreen are instantlt destroyed.</text:p>
        </text:list-item>
        <text:list-item>
          <text:p text:style-name="P13">If enemies are not onscreen, they stay inactive until they're onscreen.</text:p>
        </text:list-item>
        <text:list-item>
          <text:p text:style-name="P13">When the player dies, the camera slows down, then resets to the player's checkpoint position.</text:p>
        </text:list-item>
      </text:list>
      <text:p text:style-name="P7"/>
      <text:p text:style-name="P7"/>
      <text:p text:style-name="P7"/>
      <text:p text:style-name="P7"/>
      <text:p text:style-name="P7">Game Engine</text:p>
      <text:p text:style-name="P12"/>
      <text:p text:style-name="P10">Overview</text:p>
      <text:p text:style-name="P12">The game engine was created in C++, using SFML for Rendering and some object handling. It was coded by Jonathan Livingstone.</text:p>
      <text:p text:style-name="P12"/>
      <text:p text:style-name="P10">Entity Manager</text:p>
      <text:p text:style-name="P12">The game engine features an <text:span text:style-name="T1">Entity Manager</text:span>, which keeps track of every entity at each times. Entities are divided up into <text:span text:style-name="T1">Static Entities</text:span> and <text:span text:style-name="T1">Dynamic Entit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7M10S</meta:editing-duration>
    <meta:editing-cycles>20</meta:editing-cycles>
    <meta:generator>OpenOffice/4.1.1$Win32 OpenOffice.org_project/411m6$Build-9775</meta:generator>
    <dc:date>2014-09-25T13:07:44.13</dc:date>
    <dc:creator>Jonathan Livingstone</dc:creator>
    <meta:document-statistic meta:table-count="0" meta:image-count="0" meta:object-count="0" meta:page-count="3" meta:paragraph-count="41" meta:word-count="1048" meta:character-count="5955"/>
    <meta:user-defined meta:name="Info 1"/>
    <meta:user-defined meta:name="Info 2"/>
    <meta:user-defined meta:name="Info 3"/>
    <meta:user-defined meta:name="Info 4"/>
  </office:meta>
</office:document-meta>
</file>